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bde62" officeooo:paragraph-rsid="001bde62"/>
    </style:style>
    <style:style style:name="P2" style:family="paragraph" style:parent-style-name="Standard">
      <style:text-properties officeooo:rsid="001f3f06" officeooo:paragraph-rsid="001f3f06"/>
    </style:style>
    <style:style style:name="P3" style:family="paragraph" style:parent-style-name="Standard">
      <style:text-properties officeooo:rsid="001fe4b9" officeooo:paragraph-rsid="001fe4b9"/>
    </style:style>
    <style:style style:name="P4" style:family="paragraph" style:parent-style-name="Standard">
      <style:text-properties officeooo:rsid="00212901" officeooo:paragraph-rsid="00212901"/>
    </style:style>
    <style:style style:name="P5" style:family="paragraph" style:parent-style-name="Standard">
      <style:text-properties officeooo:rsid="0023954e" officeooo:paragraph-rsid="0023954e"/>
    </style:style>
    <style:style style:name="P6" style:family="paragraph" style:parent-style-name="Standard">
      <style:text-properties officeooo:rsid="0024af61" officeooo:paragraph-rsid="0024af61"/>
    </style:style>
    <style:style style:name="P7" style:family="paragraph" style:parent-style-name="Standard">
      <style:text-properties officeooo:rsid="0026061c" officeooo:paragraph-rsid="0026061c"/>
    </style:style>
    <style:style style:name="P8" style:family="paragraph" style:parent-style-name="Standard">
      <style:text-properties officeooo:rsid="00267db0" officeooo:paragraph-rsid="00267db0"/>
    </style:style>
    <style:style style:name="P9" style:family="paragraph" style:parent-style-name="Standard">
      <style:text-properties officeooo:rsid="00284dc5" officeooo:paragraph-rsid="00284dc5"/>
    </style:style>
    <style:style style:name="P10" style:family="paragraph" style:parent-style-name="Standard">
      <style:text-properties officeooo:rsid="002c68ce" officeooo:paragraph-rsid="002c68ce"/>
    </style:style>
    <style:style style:name="P11" style:family="paragraph" style:parent-style-name="Standard">
      <style:text-properties officeooo:paragraph-rsid="002c68ce"/>
    </style:style>
    <style:style style:name="P12" style:family="paragraph" style:parent-style-name="Standard">
      <style:text-properties officeooo:rsid="002e0d69" officeooo:paragraph-rsid="002e0d69"/>
    </style:style>
    <style:style style:name="P13" style:family="paragraph" style:parent-style-name="Standard">
      <style:text-properties officeooo:rsid="002effd1" officeooo:paragraph-rsid="002effd1"/>
    </style:style>
    <style:style style:name="P14" style:family="paragraph" style:parent-style-name="Standard">
      <style:text-properties officeooo:rsid="00310e38" officeooo:paragraph-rsid="00310e38"/>
    </style:style>
    <style:style style:name="P15" style:family="paragraph" style:parent-style-name="Standard">
      <style:text-properties officeooo:rsid="00316e80" officeooo:paragraph-rsid="00316e80"/>
    </style:style>
    <style:style style:name="P16" style:family="paragraph" style:parent-style-name="Standard">
      <style:text-properties officeooo:rsid="00330b62" officeooo:paragraph-rsid="00330b62"/>
    </style:style>
    <style:style style:name="P17" style:family="paragraph" style:parent-style-name="Standard">
      <style:text-properties officeooo:rsid="00330b62" officeooo:paragraph-rsid="00330b62"/>
    </style:style>
    <style:style style:name="P18" style:family="paragraph" style:parent-style-name="Standard">
      <style:text-properties officeooo:rsid="0034fcd0" officeooo:paragraph-rsid="0034fcd0"/>
    </style:style>
    <style:style style:name="T1" style:family="text">
      <style:text-properties officeooo:rsid="001d6d21"/>
    </style:style>
    <style:style style:name="T2" style:family="text">
      <style:text-properties officeooo:rsid="00213faf"/>
    </style:style>
    <style:style style:name="T3" style:family="text">
      <style:text-properties officeooo:rsid="00284dc5"/>
    </style:style>
    <style:style style:name="T4" style:family="text">
      <style:text-properties officeooo:rsid="002da5b5"/>
    </style:style>
    <style:style style:name="T5" style:family="text">
      <style:text-properties officeooo:rsid="002f4d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dom se encarga de todo lo registrado o nombre y a su vez puede seleccionar del documento lo que nosotros queramos. <text:span text:style-name="T1">La ventaja que tiene es que puede crear nuevos objetos del tipo que nosotros le digamos y que lo añada como hijo de un objeto en la posición que tu quieras,también puedes eliminar los objetos que tu quieras con el dom por ejemplo querer borrar todos los objetos que sean parrafos.</text:span></text:p>
      <text:p text:style-name="P1"/>
      <text:p text:style-name="P2">Ajax es un conjunto de tecnologias --&gt; java script asincrono y xml</text:p>
      <text:p text:style-name="P2">Nosotros cuando vayamos a hacer una peticion en vez de responder el propio html nos van a responder los propios datos.</text:p>
      <text:p text:style-name="P2"/>
      <text:p text:style-name="P3">Api rest: tu pides a una url en un formato determinado y te devuelve los objetos que tu quieres, se puede hacer en cualquier lenguaje de servidor sin problema ninguno.</text:p>
      <text:p text:style-name="P3"/>
      <text:p text:style-name="P4">Json --&gt; notación para objetos de java script. <text:span text:style-name="T2">Los arrays se representan con los corchetes, si quieres sacar por ejemplo un listado de alumnos se iniciaria con una llave y dentro un corchete y dentro de ese corchete una llave anidad. Llaves para objetos,corchetes para los arrays,comillas para los elementos y los dos puntos para los separadores.</text:span></text:p>
      <text:p text:style-name="P4"/>
      <text:p text:style-name="P6">El typeScript añade unas normas de programacion a la hora de escribir el codigo.</text:p>
      <text:p text:style-name="P4"/>
      <text:p text:style-name="P5">Angular es un framework de cliente que digamos este framework ha revolucionado todo,genera codigo,controlador,vista,plantillas etc.</text:p>
      <text:p text:style-name="P5"/>
      <text:p text:style-name="P7">En javascript nativo se trabaja con un objeto que se denomina prototype.</text:p>
      <text:p text:style-name="P7"/>
      <text:p text:style-name="P8">Examen 70% y practicas 30% y hay que sacar minimo un 4 en ambas partes. <text:span text:style-name="T3">Esto en la primera evaluacion</text:span></text:p>
      <text:p text:style-name="P8"/>
      <text:p text:style-name="P9">En la segunda evaluacion lo que contaria como 30% seria la nota del proyecto.</text:p>
      <text:p text:style-name="P9"/>
      <text:p text:style-name="P10">Diferencia entre comillas simple y comillas dobles: comillas simples es para aplicar a atributos y las dobles digamos que es a algo que se refiere a las comillas de document.write.</text:p>
      <text:p text:style-name="P10"/>
      <text:p text:style-name="P11"><text:a xlink:type="simple" xlink:href="https://developer.mozilla.org/es/docs/Web/JavaScript" text:style-name="Internet_20_link" text:visited-style-name="Visited_20_Internet_20_Link"><text:span text:style-name="T4">https://developer.mozilla.org/es/docs/Web/JavaScript</text:span></text:a></text:p>
      <text:p text:style-name="P11"/>
      <text:p text:style-name="P12">-charAt</text:p>
      <text:p text:style-name="P12">-charCodeAt</text:p>
      <text:p text:style-name="P12">-concat</text:p>
      <text:p text:style-name="P12">-includes</text:p>
      <text:p text:style-name="P12">-indexOf</text:p>
      <text:p text:style-name="P12">-lastIndexOf</text:p>
      <text:p text:style-name="P12">-replace <text:span text:style-name="T5">--&gt; expresion regular</text:span></text:p>
      <text:p text:style-name="P13">-search <text:span text:style-name="T5">--&gt; expresion regular</text:span></text:p>
      <text:p text:style-name="P14">-slice</text:p>
      <text:p text:style-name="P15">-split "super importante"</text:p>
      <text:p text:style-name="P16">-substr</text:p>
      <text:p text:style-name="P16">-substring</text:p>
      <text:p text:style-name="P16">-toUpperCase</text:p>
      <text:p text:style-name="P16">-toLowerCase</text:p>
      <text:p text:style-name="P16"/>
      <text:p text:style-name="P16"/>
      <text:p text:style-name="P16"/>
      <text:p text:style-name="P18"><text:soft-page-break/>Cuando hablamos de que estas en el control de un elemento es el foco del objeto especific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0M15S</meta:editing-duration>
    <meta:editing-cycles>24</meta:editing-cycles>
    <meta:generator>LibreOffice/5.3.3.2$Windows_X86_64 LibreOffice_project/3d9a8b4b4e538a85e0782bd6c2d430bafe583448</meta:generator>
    <dc:date>2018-10-11T13:46:41.368000000</dc:date>
    <meta:document-statistic meta:table-count="0" meta:image-count="0" meta:object-count="0" meta:page-count="2" meta:paragraph-count="27" meta:word-count="342" meta:character-count="2065" meta:non-whitespace-character-count="1754"/>
    <meta:user-defined meta:name="Info 1"/>
    <meta:user-defined meta:name="Info 2"/>
    <meta:user-defined meta:name="Info 3"/>
    <meta:user-defined meta:name="Info 4"/>
  </office:meta>
</office:document-meta>
</file>